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hr/eez" text:style-name="Internet_20_link" text:visited-style-name="Visited_20_Internet_20_Link">www.envox.hr/eez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1.04</text:p>
      <text:p text:style-name="Standard">Date: <text:date style:data-style-name="N84" text:date-value="2021-02-10T11:11:23">2021-02-10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8$Unix OpenOffice.org_project/418m3$Build-9803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6" meta:character-count="175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